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A0000006402C9A44F.png"/>
  <manifest:file-entry manifest:media-type="image/png" manifest:full-path="Pictures/10000000000000C8000000532C19913D.png"/>
  <manifest:file-entry manifest:media-type="image/jpeg" manifest:full-path="Pictures/100000000000009E0000000EE178978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664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3.363cm" draw:shadow="hidden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color="#000000" fo:language="en" fo:country="GB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</text:list-style>
  </office:automatic-styles>
  <office:body>
    <office:presentation>
      <presentation:footer-decl presentation:name="ftr1">Scanning-Projekt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9" presentation:use-footer-name="ftr1" presentation:use-date-time-name="dtd1">
        <draw:frame presentation:style-name="pr1" draw:text-style-name="P2" draw:layer="layout" svg:width="18cm" svg:height="2.664cm" svg:x="5.499cm" svg:y="-0.001cm" presentation:class="title" presentation:user-transformed="true">
          <draw:text-box>
            <text:p text:style-name="P1"><text:span text:style-name="T1">Scanning</text:span></text:p>
          </draw:text-box>
        </draw:frame>
        <presentation:notes draw:style-name="dp2">
          <draw:page-thumbnail draw:layer="layout" svg:width="14.847cm" svg:height="11.139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margin-top="0.401cm" fo:margin-bottom="0cm" fo:line-height="93%" fo:text-indent="0cm" style:line-break="strict"/>
    </style:style>
    <style:style style:name="MP5" style:family="paragraph">
      <style:paragraph-properties fo:margin-left="0cm" fo:margin-right="0cm" fo:margin-top="0.401cm" fo:margin-bottom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margin-top="0.401cm" fo:margin-bottom="0cm" fo:line-height="93%" fo:text-align="center" fo:text-indent="0cm" style:line-break="strict"/>
    </style:style>
    <style:style style:name="MP7" style:family="paragraph">
      <style:paragraph-properties fo:margin-left="0cm" fo:margin-right="0cm" fo:margin-top="0.401cm" fo:margin-bottom="0cm" fo:line-height="93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margin-top="0.401cm" fo:margin-bottom="0cm" fo:line-height="93%" fo:text-align="end" fo:text-indent="0cm" style:line-break="strict"/>
    </style:style>
    <style:style style:name="MP9" style:family="paragraph">
      <style:paragraph-properties fo:margin-left="0cm" fo:margin-right="0cm" fo:margin-top="0.401cm" fo:margin-bottom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T1" style:family="text">
      <style:text-properties fo:color="#ffffff" fo:font-size="14pt" fo:language="en" fo:country="GB" style:font-size-asian="14pt" style:font-size-complex="14pt"/>
    </style:style>
    <style:style style:name="MT2" style:family="text">
      <style:text-properties fo:color="#ffffff" fo:font-family="Arial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8.002cm" svg:height="2.003cm" svg:x="0cm" svg:y="19.001cm">
        <draw:image xlink:href="Pictures/100000000000009E0000000EE1789787.jpg" xlink:type="simple" xlink:show="embed" xlink:actuate="onLoad">
          <text:p/>
        </draw:image>
      </draw:frame>
      <draw:frame presentation:style-name="Standard-title" draw:layer="backgroundobjects" svg:width="17.996cm" svg:height="5.194cm" svg:x="5.499cm" svg:y="-1.268cm" presentation:class="title" presentation:placeholder="true">
        <draw:text-box/>
      </draw:frame>
      <draw:frame presentation:style-name="Standard-outline1" draw:layer="backgroundobjects" svg:width="25.197cm" svg:height="13.85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7cm" svg:x="1.397cm" svg:y="19.2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7" draw:layer="backgroundobjects" svg:width="8.872cm" svg:height="1.447cm" svg:x="9.578cm" svg:y="19.231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18cm" svg:height="1.447cm" svg:x="20.077cm" svg:y="19.231cm" presentation:class="page-number">
        <draw:text-box>
          <text:p text:style-name="MP8"><text:span text:style-name="MT2"><text:page-number>&lt;Nummer&gt;</text:page-number></text:span></text:p>
        </draw:text-box>
      </draw:frame>
      <draw:frame draw:style-name="Mgr3" draw:text-style-name="MP3" draw:layer="backgroundobjects" svg:width="5.292cm" svg:height="2.196cm" svg:x="0.101cm" svg:y="0cm">
        <draw:image xlink:href="Pictures/10000000000000C8000000532C19913D.png" xlink:type="simple" xlink:show="embed" xlink:actuate="onLoad">
          <text:p/>
        </draw:image>
      </draw:frame>
      <draw:frame draw:style-name="Mgr3" draw:text-style-name="MP3" draw:layer="backgroundobjects" svg:width="4.498cm" svg:height="2.646cm" svg:x="23.499cm" svg:y="0cm">
        <draw:image xlink:href="Pictures/10000000000000AA0000006402C9A44F.png" xlink:type="simple" xlink:show="embed" xlink:actuate="onLoad">
          <text:p/>
        </draw:image>
      </draw:frame>
      <draw:frame draw:style-name="Mgr3" draw:text-style-name="MP3" draw:layer="backgroundobjects" svg:width="28.002cm" svg:height="0.599cm" svg:x="-0.022cm" svg:y="2.902cm">
        <draw:image xlink:href="Pictures/100000000000009E0000000EE1789787.jpg" xlink:type="simple" xlink:show="embed" xlink:actuate="onLoad">
          <text:p/>
        </draw:image>
      </draw:frame>
      <presentation:notes style:page-layout-name="PM0">
        <draw:rect draw:style-name="Mgr4" draw:text-style-name="MP10" draw:layer="backgroundobjects" svg:width="21cm" svg:height="29.7cm" svg:x="0cm" svg:y="0cm">
          <text:p/>
        </draw:rect>
        <draw:page-thumbnail presentation:style-name="Standard-title" draw:layer="backgroundobjects" svg:width="14.843cm" svg:height="11.135cm" svg:x="3.073cm" svg:y="2.258cm" presentation:class="page"/>
        <draw:frame presentation:style-name="Standard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5" draw:layer="backgroundobjects" svg:width="9.11cm" svg:height="1.483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9" draw:layer="backgroundobjects" svg:width="9.111cm" svg:height="1.483cm" svg:x="11.883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5" draw:layer="backgroundobjects" svg:width="9.11cm" svg:height="1.483cm" svg:x="0cm" svg:y="28.212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9" draw:layer="backgroundobjects" svg:width="9.111cm" svg:height="1.483cm" svg:x="11.883cm" svg:y="28.212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b </meta:initial-creator>
    <dc:creator>Uwe Hahne</dc:creator>
    <meta:creation-date>2010-08-10T14:54:06</meta:creation-date>
    <meta:document-statistic meta:object-count="29"/>
    <meta:generator>OpenOffice.org/3.1$Unix OpenOffice.org_project/310m19$Build-9420</meta:generator>
  </office:meta>
</office:document-meta>
</file>